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c6f3" officeooo:paragraph-rsid="000dc6f3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officeooo:rsid="000dc6f3" officeooo:paragraph-rsid="000dc6f3"/>
    </style:style>
    <style:style style:name="T1" style:family="text">
      <style:text-properties officeooo:rsid="001b582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 References</text:p>
      <text:p text:style-name="P1"/>
      <text:p text:style-name="P1"/>
      <text:p text:style-name="P1">10.1 <text:s text:c="2"/><text:span text:style-name="T1">(Ginny Sosky, Hubspot, 2014)</text:span></text:p>
      <text:p text:style-name="P2"><text:a xlink:type="simple" xlink:href="http://blog.hubspot.com/marketing/chartbeat-website-engagement-data-nj" text:style-name="Internet_20_link" text:visited-style-name="Visited_20_Internet_20_Link">http://blog.hubspot.com/marketing/chartbeat-website-engagement-data-nj</text:a> </text:p>
      <text:p text:style-name="P2">accessed November 20<text:span text:style-name="T2">th</text:span>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3S</meta:editing-duration>
    <meta:editing-cycles>3</meta:editing-cycles>
    <meta:generator>LibreOffice/4.4.6.3$Windows_x86 LibreOffice_project/e8938fd3328e95dcf59dd64e7facd2c7d67c704d</meta:generator>
    <dc:date>2015-12-31T17:57:51.104000000</dc:date>
    <meta:document-statistic meta:table-count="0" meta:image-count="0" meta:object-count="0" meta:page-count="1" meta:paragraph-count="4" meta:word-count="12" meta:character-count="146" meta:non-whitespace-character-count="135"/>
    <meta:user-defined meta:name="Info 1"/>
    <meta:user-defined meta:name="Info 2"/>
    <meta:user-defined meta:name="Info 3"/>
    <meta:user-defined meta:name="Info 4"/>
  </office:meta>
</office:document-meta>
</file>